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F48955C5A7A6E247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60%" style:mirror="none"/>
    </style:style>
    <style:style style:name="gr2" style:family="graphic" style:parent-style-name="standard">
      <style:graphic-properties draw:fill-color="#c9211e" draw:textarea-horizontal-align="justify" draw:textarea-vertical-align="middle" draw:auto-grow-height="false" fo:min-height="1.238cm" fo:min-width="1.202cm"/>
    </style:style>
    <style:style style:name="gr3" style:family="graphic" style:parent-style-name="objectwithoutfill">
      <style:graphic-properties svg:stroke-width="0.212cm" svg:stroke-color="#1e6a39" draw:marker-start="" draw:marker-start-width="0.618cm" draw:marker-end="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P1" style:family="paragraph">
      <loext:graphic-properties draw:fill="none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81cm" svg:height="26.017cm" draw:transform="rotate (1.5707963267949) translate (0.95cm 21.21cm)">
          <draw:image xlink:href="Pictures/1000000000000190000001F48955C5A7A6E247BD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1.7cm" svg:height="1.75cm" svg:x="13.8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cm" svg:height="1.75cm" svg:x="10.951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cm" svg:height="1.75cm" svg:x="8.451cm" svg:y="1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7cm" svg:height="1.75cm" svg:x="22.651cm" svg:y="1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0.813cm" svg:x1="13.85cm" svg:y1="6.125cm" svg:x2="11.2cm" svg:y2="10.407cm" draw:start-shape="id1" draw:start-glue-point="6" draw:end-shape="id2" draw:end-glue-point="5" svg:d="M13850 6125c-3880 0-2556 4282-2650 4282" svg:viewBox="0 0 2795 4283">
          <text:p/>
        </draw:connector>
        <draw:connector draw:style-name="gr3" draw:text-style-name="P3" draw:layer="layout" draw:type="curve" svg:x1="14.7cm" svg:y1="7cm" svg:x2="12.402cm" svg:y2="10.407cm" draw:start-shape="id1" draw:start-glue-point="8" draw:end-shape="id2" draw:end-glue-point="11" svg:d="M14700 7000c0 2272-766 3407-2298 3407" svg:viewBox="0 0 2299 3408">
          <text:p/>
        </draw:connector>
        <draw:connector draw:style-name="gr3" draw:text-style-name="P3" draw:layer="layout" draw:type="curve" draw:line-skew="0.841cm" svg:x1="10.951cm" svg:y1="11.026cm" svg:x2="8.7cm" svg:y2="16.607cm" draw:start-shape="id2" draw:start-glue-point="6" draw:end-shape="id3" draw:end-glue-point="5" svg:d="M10951 11026c-3240 0-2115 5581-2251 5581" svg:viewBox="0 0 2335 5582">
          <text:p/>
        </draw:connector>
        <draw:connector draw:style-name="gr3" draw:text-style-name="P3" draw:layer="layout" draw:type="curve" draw:line-skew="-0.702cm" svg:x1="12.402cm" svg:y1="11.645cm" svg:x2="9.902cm" svg:y2="16.607cm" draw:start-shape="id2" draw:start-glue-point="9" draw:end-shape="id3" draw:end-glue-point="11" svg:d="M12402 11645c73 0 1323 4962-2500 4962" svg:viewBox="0 0 2754 4963">
          <text:p/>
        </draw:connector>
        <draw:connector draw:style-name="gr3" draw:text-style-name="P3" draw:layer="layout" draw:type="curve" svg:x1="15.55cm" svg:y1="6.125cm" svg:x2="23.501cm" svg:y2="11.351cm" draw:start-shape="id1" draw:start-glue-point="10" draw:end-shape="id4" draw:end-glue-point="4" svg:d="M15550 6125c5301 0 7951 1742 7951 5226" svg:viewBox="0 0 7952 5227">
          <text:p/>
        </draw:connector>
        <draw:connector draw:style-name="gr3" draw:text-style-name="P3" draw:layer="layout" draw:type="curve" svg:x1="23.501cm" svg:y1="13.101cm" svg:x2="10.151cm" svg:y2="17.226cm" draw:start-shape="id4" draw:start-glue-point="8" draw:end-shape="id3" draw:end-glue-point="10" svg:d="M23501 13101c0 2750-4450 4125-13350 4125" svg:viewBox="0 0 13351 4126">
          <text:p/>
        </draw:connector>
        <draw:connector draw:style-name="gr3" draw:text-style-name="P3" draw:layer="layout" draw:type="curve" svg:x1="22.651cm" svg:y1="12.226cm" svg:x2="12.651cm" svg:y2="11.026cm" draw:start-shape="id4" draw:start-glue-point="6" draw:end-shape="id2" draw:end-glue-point="10" svg:d="M22651 12226c-7498 0-2499-1200-10000-1200" svg:viewBox="0 0 10001 1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cm" fo:margin-left="0.3cm" fo:margin-right="0.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8T10:48:07.926474155</dc:date>
    <meta:editing-duration>PT15M19S</meta:editing-duration>
    <meta:editing-cycles>2</meta:editing-cycles>
    <meta:generator>LibreOffice/7.3.7.2$Linux_X86_64 LibreOffice_project/30$Build-2</meta:generator>
    <meta:document-statistic meta:object-count="12"/>
  </office:meta>
</office:document-meta>
</file>